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Friedenwald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18, 1893</text:p>
      <text:p text:style-name="P5">Month<text:tab/><text:tab/><text:tab/><text:tab/><text:tab/><text:tab/>Ma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Baltimore</text:p>
      <text:p text:style-name="P5">State<text:tab/><text:tab/><text:tab/><text:tab/><text:tab/><text:tab/>MD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lso available in Box 19, FF 9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DR. A. FRIEDENWALD,/</text:p>
      <text:p text:style-name="P2">310 N. Eutaw Street./</text:p>
      <text:p text:style-name="P3">Baltimore May 18<text:span text:style-name="T1">th</text:span><text:span text:style-name="T2">[/ inserted by author]93/</text:span></text:p>
      <text:p text:style-name="P6">Rev Dr Morais/</text:p>
      <text:p text:style-name="P6"><text:tab/>Dear Dr!/</text:p>
      <text:p text:style-name="P6"><text:tab/><text:tab/>Your letter giving/ your opinion as to the Jewish law, in/ the matter of the disinterrment[sic!], which/ I gave you an account of is considered/ very important by the attorney of Mr/ Jacob Herman. <text:s/>The letter itself not being/ admissable[sic!] as testimony Mr Herman/ requests me to ask you whether it/ would be agreable[sic!] to you to confirm/ the same before the commisoner[sic!] of/ Maryland in your city. <text:s/>If so,/ the Junior Counsel &amp; the above named/ officer will call at your residence,/ at any time you may appoint/ Yours truly/ A Friedenwald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3T15:03:58.37</meta:creation-date>
    <dc:date>2012-03-22T13:11:49.06</dc:date>
    <dc:creator>Penn Libraries</dc:creator>
    <meta:editing-duration>PT00H51M5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85" meta:character-count="1962"/>
  </office:meta>
</office:document-meta>
</file>